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785cm" fo:margin-left="0.116cm" table:align="left"/>
    </style:style>
    <style:style style:name="Tabela1.A" style:family="table-column">
      <style:table-column-properties style:column-width="0.891cm"/>
    </style:style>
    <style:style style:name="Tabela1.B" style:family="table-column">
      <style:table-column-properties style:column-width="3.621cm"/>
    </style:style>
    <style:style style:name="Tabela1.C" style:family="table-column">
      <style:table-column-properties style:column-width="3.397cm"/>
    </style:style>
    <style:style style:name="Tabela1.D" style:family="table-column">
      <style:table-column-properties style:column-width="2.674cm"/>
    </style:style>
    <style:style style:name="Tabela1.E" style:family="table-column">
      <style:table-column-properties style:column-width="3.231cm"/>
    </style:style>
    <style:style style:name="Tabela1.F" style:family="table-column">
      <style:table-column-properties style:column-width="2.97cm"/>
    </style:style>
    <style:style style:name="Tabela1.1" style:family="table-row">
      <style:table-row-properties style:min-row-height="1.018cm" fo:keep-together="always" style:use-optimal-row-height="false"/>
    </style:style>
    <style:style style:name="Tabela1.A1" style:family="table-cell">
      <style:table-cell-properties style:vertical-align="middle" fo:padding-left="0.199cm" fo:padding-right="0.191cm" fo:padding-top="0cm" fo:padding-bottom="0cm" fo:border="0.5pt solid #00000a" style:writing-mode="lr-tb"/>
    </style:style>
    <style:style style:name="Tabela1.2" style:family="table-row">
      <style:table-row-properties style:min-row-height="0.96cm" style:use-optimal-row-height="false"/>
    </style:style>
    <style:style style:name="Tabela1.3" style:family="table-row">
      <style:table-row-properties style:min-row-height="0.974cm" style:use-optimal-row-height="false"/>
    </style:style>
    <style:style style:name="Tabela1.4" style:family="table-row">
      <style:table-row-properties style:min-row-height="0.871cm" style:use-optimal-row-height="false"/>
    </style:style>
    <style:style style:name="Tabela1.5" style:family="table-row">
      <style:table-row-properties style:min-row-height="0.85cm" style:use-optimal-row-height="false"/>
    </style:style>
    <style:style style:name="Tabela1.6" style:family="table-row">
      <style:table-row-properties style:min-row-height="0.988cm" style:use-optimal-row-height="false"/>
    </style:style>
    <style:style style:name="Tabela1.7" style:family="table-row">
      <style:table-row-properties style:min-row-height="0.953cm" style:use-optimal-row-height="false"/>
    </style:style>
    <style:style style:name="Tabela1.8" style:family="table-row">
      <style:table-row-properties style:min-row-height="1.207cm" style:use-optimal-row-height="false"/>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officeooo:paragraph-rsid="001a031e"/>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279062"/>
    </style:style>
    <style:style style:name="P5" style:family="paragraph" style:parent-style-name="Standard">
      <style:paragraph-properties fo:line-height="150%" fo:text-align="center"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6pt" fo:font-weight="bold" officeooo:paragraph-rsid="00279062" style:font-size-asian="16pt" style:font-weight-asian="bold" style:font-size-complex="16pt" style:font-weight-complex="bold"/>
    </style:style>
    <style:style style:name="P7" style:family="paragraph" style:parent-style-name="Standard">
      <style:paragraph-properties fo:line-height="150%"/>
      <style:text-properties style:font-name="Arial" fo:font-weight="bold" style:font-weight-asian="bold" style:font-weight-complex="bold"/>
    </style:style>
    <style:style style:name="P8"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0279062" fo:hyphenate="false"/>
    </style:style>
    <style:style style:name="P9"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0"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2" style:family="paragraph" style:parent-style-name="Heading">
      <style:paragraph-properties fo:break-before="page"/>
    </style:style>
    <style:style style:name="P13" style:family="paragraph" style:parent-style-name="Text_20_body">
      <style:paragraph-properties fo:text-align="center" style:justify-single-word="false"/>
      <style:text-properties fo:font-size="14pt" style:font-size-asian="14pt" style:font-size-complex="14pt"/>
    </style:style>
    <style:style style:name="P14" style:family="paragraph" style:parent-style-name="Text_20_body">
      <style:text-properties officeooo:paragraph-rsid="003d0826"/>
    </style:style>
    <style:style style:name="P15"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6" style:family="paragraph" style:parent-style-name="Standard">
      <style:text-properties style:font-name="Arial"/>
    </style:style>
    <style:style style:name="P17" style:family="paragraph" style:parent-style-name="Standard">
      <style:paragraph-properties fo:text-align="center" style:justify-single-word="false"/>
      <style:text-properties style:font-name="Arial" officeooo:paragraph-rsid="00530fc0"/>
    </style:style>
    <style:style style:name="P18" style:family="paragraph" style:parent-style-name="Standard">
      <style:paragraph-properties fo:line-height="150%" fo:text-align="center" style:justify-single-word="false"/>
      <style:text-properties style:font-name="Arial"/>
    </style:style>
    <style:style style:name="P19" style:family="paragraph" style:parent-style-name="Standard">
      <style:paragraph-properties fo:line-height="150%" fo:text-align="center" style:justify-single-word="false"/>
      <style:text-properties style:font-name="Arial" fo:font-size="14pt" style:font-size-asian="14pt" style:font-size-complex="14pt"/>
    </style:style>
    <style:style style:name="P20"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fo:hyphenate="false"/>
    </style:style>
    <style:style style:name="P22" style:family="paragraph" style:parent-style-name="Standard">
      <style:paragraph-properties fo:margin-left="8.754cm" fo:margin-right="0cm" fo:line-height="150%" fo:text-indent="0cm" style:auto-text-indent="false">
        <style:tab-stops/>
      </style:paragraph-properties>
      <style:text-properties style:font-name="Arial"/>
    </style:style>
    <style:style style:name="P23"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4" style:family="paragraph" style:parent-style-name="Text_20_body" style:master-page-name="MP0">
      <style:paragraph-properties fo:text-align="center" style:justify-single-word="false" style:page-number="4" fo:break-before="page"/>
    </style:style>
    <style:style style:name="P25" style:family="paragraph" style:parent-style-name="Text_20_body" style:list-style-name="L1"/>
    <style:style style:name="P26" style:family="paragraph" style:parent-style-name="Text_20_body" style:list-style-name="L2"/>
    <style:style style:name="P27" style:family="paragraph" style:parent-style-name="Heading" style:master-page-name="MP2">
      <style:paragraph-properties style:page-number="auto" fo:break-before="page"/>
    </style:style>
    <style:style style:name="P28" style:family="paragraph" style:parent-style-name="Heading">
      <style:paragraph-properties fo:break-before="page"/>
    </style:style>
    <style:style style:name="P29" style:family="paragraph" style:parent-style-name="Heading_20_2">
      <style:text-properties officeooo:paragraph-rsid="003d0826"/>
    </style:style>
    <style:style style:name="P30" style:family="paragraph" style:parent-style-name="Heading_20_2">
      <style:text-properties officeooo:paragraph-rsid="00398312"/>
    </style:style>
    <style:style style:name="P31" style:family="paragraph" style:parent-style-name="Heading_20_1">
      <style:paragraph-properties fo:break-before="page"/>
    </style:style>
    <style:style style:name="P32" style:family="paragraph" style:parent-style-name="Heading_20_1" style:master-page-name="MP4">
      <style:paragraph-properties style:page-number="11" fo:break-before="auto" fo:break-after="auto"/>
    </style:style>
    <style:style style:name="P33" style:family="paragraph" style:parent-style-name="Contents_20_Heading" style:master-page-name="MP3">
      <style:paragraph-properties style:page-number="auto" fo:break-before="page"/>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5.501cm" style:type="right" style:leader-style="dotted" style:leader-text="."/>
        </style:tab-stops>
      </style:paragraph-properties>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font-size="16pt" fo:font-weight="bold" officeooo:rsid="001a031e" style:font-size-asian="16pt" style:font-weight-asian="bold" style:font-size-complex="16pt" style:font-weight-complex="bold"/>
    </style:style>
    <style:style style:name="T5" style:family="text">
      <style:text-properties style:font-name="Arial" style:font-name-complex="Mangal"/>
    </style:style>
    <style:style style:name="T6" style:family="text">
      <style:text-properties style:font-name="Arial" officeooo:rsid="001e475f"/>
    </style:style>
    <style:style style:name="T7" style:family="text">
      <style:text-properties style:font-name="Arial" fo:font-style="italic" style:font-style-asian="italic"/>
    </style:style>
    <style:style style:name="T8" style:family="text">
      <style:text-properties style:font-name="Arial" fo:font-style="italic" style:font-style-asian="italic" style:font-style-complex="italic"/>
    </style:style>
    <style:style style:name="T9" style:family="text">
      <style:text-properties style:font-name="Arial" fo:background-color="#ffff00" loext:char-shading-value="0"/>
    </style:style>
    <style:style style:name="T10" style:family="text">
      <style:text-properties style:font-name="Arial" officeooo:rsid="0023a6c3"/>
    </style:style>
    <style:style style:name="T11" style:family="text">
      <style:text-properties fo:font-weight="bold" style:font-weight-asian="bold" style:font-weight-complex="bold"/>
    </style:style>
    <style:style style:name="T12" style:family="text">
      <style:text-properties fo:font-weight="bold" officeooo:rsid="00279062" style:font-weight-asian="bold" style:font-weight-complex="bold"/>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size="10pt" fo:language="pt" fo:country="BR" style:language-asian="zh" style:country-asian="CN" style:language-complex="hi" style:country-complex="IN"/>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start text:name="__RefHeading___Toc970_1045740432"/><text:soft-page-break/><office:annotation office:name="0"><dc:creator>Alana</dc:creator><dc:date>2017-08-31T11:25:00</dc:date><text:p/></office:annotation><text:span text:style-name="Fonte_20_parág._20_padrão"><text:span text:style-name="T1">INSTITUTO</text:span></text:span><office:annotation-end office:name="0"/><text:span text:style-name="Ref._20_de_20_comentário"><text:span text:style-name="T1"><office:annotation><dc:creator>Everson Teixeira</dc:creator><dc:date>2017-09-03T14:14:27</dc:date><loext:sender-initials>ET</loext:sender-initials><text:p text:style-name="P36"><text:span text:style-name="T15">Não entendi, esta errado o uso do nome INSTITUTO ?</text:span><text:span text:style-name="T15"><text:tab/></text:span></text:p></office:annotation></text:span></text:span><text:span text:style-name="Fonte_20_parág._20_padrão"><text:span text:style-name="T1"> DE ENSINO SUPERIOR DA PARAÍBA – IESP</text:span></text:span><text:bookmark-end text:name="__RefHeading___Toc970_1045740432"/></text:p>
      <text:p text:style-name="P13"><text:bookmark-start text:name="__RefHeading___Toc972_1045740432"/>BACHARELADO EM SISTEMA DE INFORMAÇÃO<text:bookmark-end text:name="__RefHeading___Toc972_1045740432"/></text:p>
      <text:p text:style-name="P3"/>
      <text:p text:style-name="P3"/>
      <text:p text:style-name="P3"/>
      <text:p text:style-name="P3"/>
      <text:p text:style-name="P3"/>
      <text:p text:style-name="P3"/>
      <text:p text:style-name="P3"/>
      <text:p text:style-name="P5">EVERSON TEIXEIRA</text:p>
      <text:p text:style-name="P5"/>
      <text:p text:style-name="P3"/>
      <text:p text:style-name="P3"/>
      <text:p text:style-name="P3"/>
      <text:p text:style-name="P3"/>
      <text:p text:style-name="P3"/>
      <text:p text:style-name="P2"><text:span text:style-name="Fonte_20_parág._20_padrão"><text:span text:style-name="T3">TEORG: Sistema de Gerenciamento Didático voltado ao Auxílio no</text:span></text:span><office:annotation office:name="1"><dc:creator>Alana</dc:creator><dc:date>2017-08-31T11:27:00</dc:date><text:p>Aprimoramento ?</text:p><text:p>Estudo?</text:p><text:p/><text:p>Desenvolvimento é o termo correto? Conversar sobre isto.</text:p></office:annotation><text:span text:style-name="Fonte_20_parág._20_padrão"><text:span text:style-name="T3"> </text:span></text:span><text:span text:style-name="Fonte_20_parág._20_padrão"><text:span text:style-name="T4">Aprimoramento </text:span></text:span><office:annotation-end office:name="1"/><text:span text:style-name="Ref._20_de_20_comentário"><text:span text:style-name="T5"><office:annotation><dc:creator>Everson Teixeira</dc:creator><dc:date>2017-09-03T14:16:22</dc:date><loext:sender-initials>ET</loext:sender-initials><text:p><text:span text:style-name="T13">Responder a Alana (31/08/2017, 11:27): "…"</text:span></text:p><text:p><text:span text:style-name="T15">Aprimoramento fez mais sentido do que Desenvolvimento.</text:span></text:p></office:annotation></text:span></text:span><text:span text:style-name="Fonte_20_parág._20_padrão"><text:span text:style-name="T3">do Conhecimento Teológico.</text:span></text:span></text:p>
      <text:p text:style-name="P5"/>
      <text:p text:style-name="P5"/>
      <text:p text:style-name="P5"/>
      <text:p text:style-name="P5"/>
      <text:p text:style-name="P5"/>
      <text:p text:style-name="P5"/>
      <text:p text:style-name="P5"/>
      <text:p text:style-name="P5"/>
      <text:p text:style-name="P5"/>
      <text:p text:style-name="P5"/>
      <text:p text:style-name="P3">JOÃO PESSOA / PB</text:p>
      <text:p text:style-name="P17"><text:bookmark-start text:name="__RefHeading___Toc1197_1629433696"/>2017<text:bookmark-end text:name="__RefHeading___Toc1197_1629433696"/></text:p>
      <text:p text:style-name="P23">EVERSON TEIXEIRA</text:p>
      <text:p text:style-name="P5"/>
      <text:p text:style-name="P3"/>
      <text:p text:style-name="P3"/>
      <text:p text:style-name="P3"/>
      <text:p text:style-name="P3"/>
      <text:p text:style-name="P3"/>
      <text:p text:style-name="P20">TEORG: sistema de gerenciamento didático, auxiliando no desenvolvimento do conhecimento teológico.</text:p>
      <text:p text:style-name="P3"/>
      <text:p text:style-name="P3"/>
      <text:p text:style-name="P3"/>
      <text:p text:style-name="P3"/>
      <text:p text:style-name="P21"><office:annotation office:name="2"><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10">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10">como pré-requisito para obtenção do grau de Bacharel em Sistema de Infromação, sob orientação da Professora Alana Morais.</text:span></text:span><text:span text:style-name="Fonte_20_parág._20_padrão"><text:span text:style-name="T2">.</text:span></text:span><office:annotation-end office:name="2"/><text:span text:style-name="Ref._20_de_20_comentário"><text:span text:style-name="T5"><office:annotation><dc:creator>Everson Teixeira</dc:creator><dc:date>2017-09-03T14:19:42</dc:date><loext:sender-initials>ET</loext:sender-initials><text:p text:style-name="P36"><text:span text:style-name="T13">Responder a Alana (31/08/2017, 11:25): </text:span></text:p><text:p><text:span text:style-name="T14">Atualizado !</text:span></text:p></office:annotation></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JOÃO PESSOA / PB</text:p>
      <text:p text:style-name="P3">2017</text:p>
      <text:p text:style-name="P15"><text:span text:style-name="T11">EVERSON TEIXEIR</text:span><text:span text:style-name="T12">A</text:span></text:p>
      <text:p text:style-name="P4"/>
      <text:p text:style-name="P4"/>
      <text:p text:style-name="P4"/>
      <text:p text:style-name="P6">TEORG: sistema de gerenciamento didático, auxiliando no desenvolvimento do conhecimento teológico.</text:p>
      <text:p text:style-name="P4"/>
      <text:p text:style-name="P4"/>
      <text:p text:style-name="P4"/>
      <text:p text:style-name="P8"><office:annotation office:name="21"><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10">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10">como pré-requisito para obtenção do grau de Bacharel em Sistema de Infromação, sob orientação da Professora Alana Morais.</text:span></text:span><text:span text:style-name="Fonte_20_parág._20_padrão"><text:span text:style-name="T2">.</text:span></text:span><office:annotation-end office:name="21"/><text:span text:style-name="Ref._20_de_20_comentário"><text:span text:style-name="T5"><office:annotation><dc:creator>Everson Teixeira</dc:creator><dc:date>2017-09-03T14:19:42</dc:date><loext:sender-initials>ET</loext:sender-initials><text:p text:style-name="P36"><text:span text:style-name="T13">Responder a Alana (31/08/2017, 11:25): </text:span></text:p><text:p><text:span text:style-name="T14">Atualizado !</text:span></text:p></office:annotation></text:span></text:span></text:p>
      <text:p text:style-name="P9"/>
      <text:p text:style-name="P10"/>
      <text:p text:style-name="P10"/>
      <text:p text:style-name="P10">Aprovado em______de______de________</text:p>
      <text:p text:style-name="P10"/>
      <text:p text:style-name="P10">BANCA EXAMINADORA</text:p>
      <text:p text:style-name="P10"/>
      <text:p text:style-name="P10"/>
      <text:p text:style-name="P10">___________________________________</text:p>
      <text:p text:style-name="P10">Prof. Alana Morais</text:p>
      <text:p text:style-name="P10"/>
      <text:p text:style-name="P10"/>
      <text:p text:style-name="P10">___________________________________</text:p>
      <text:p text:style-name="P10">Intituto de Ensino Superior da Paraíba</text:p>
      <text:p text:style-name="P10"/>
      <text:p text:style-name="P10"/>
      <text:p text:style-name="P10">___________________________________</text:p>
      <text:p text:style-name="P10">Intituto de Ensino Superior da Paraíba</text:p>
      <text:p text:style-name="P12">DEDICATÓRIA</text:p>
      <text:p text:style-name="P11"/>
      <text:p text:style-name="Text_20_body"/>
      <text:p text:style-name="Text_20_body"/>
      <text:p text:style-name="P12">AGRADECIMENTO</text:p>
      <text:p text:style-name="P27">RESUMO</text:p>
      <text:p text:style-name="P7"/>
      <text:p text:style-name="Text_20_body"><text:span text:style-name="Fonte_20_parág._20_padrão"><text:span text:style-name="T2">O sistema TEORG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7">mobile</text:span></text:span><text:span text:style-name="Fonte_20_parág._20_padrão"><text:span text:style-name="T2">, </text:span></text:span><text:span text:style-name="Fonte_20_parág._20_padrão"><text:span text:style-name="T7">desktop</text:span></text:span><text:span text:style-name="Fonte_20_parág._20_padrão"><text:span text:style-name="T2">, </text:span></text:span><text:span text:style-name="Fonte_20_parág._20_padrão"><text:span text:style-name="T7">web</text:span></text:span><text:span text:style-name="Fonte_20_parág._20_padrão"><text:span text:style-name="T2">, </text:span></text:span><text:span text:style-name="Fonte_20_parág._20_padrão"><text:span text:style-name="T7">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pan></text:span><office:annotation office:name="3"><dc:creator>Alana</dc:creator><dc:date>2017-08-31T11:43:00</dc:date><text:p>Conversar sobre palavras-chave</text:p></office:annotation><text:span text:style-name="Fonte_20_parág._20_padrão"><text:span text:style-name="T2">Disponibilidade</text:span></text:span><office:annotation-end office:name="3"/><text:span text:style-name="Fonte_20_parág._20_padrão"><text:span text:style-name="T2">; Interatividade; Mineração de Texto.</text:span></text:span></text:p>
      <text:p text:style-name="P12"><text:span text:style-name="Fonte_20_parág._20_padrão">ABSTRACT</text:span></text:p>
      <text:p text:style-name="Text_20_body"><text:span text:style-name="Fonte_20_parág._20_padrão"/></text:p>
      <text:p text:style-name="P12"><text:span text:style-name="Fonte_20_parág._20_padrão">LISTA DE ILUSTRAÇÕES</text:span></text:p>
      <text:p text:style-name="Text_20_body"><text:span text:style-name="Fonte_20_parág._20_padrão"/></text:p>
      <text:p text:style-name="P12"><text:span text:style-name="Fonte_20_parág._20_padrão">LISTA DE SIGLAS</text:span></text:p>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3">SUMÁRIO</text:p>
          </text:index-title>
          <text:p text:style-name="P34"><text:a xlink:type="simple" xlink:href="#__RefHeading___Toc1199_1629433696" text:style-name="Index_20_Link" text:visited-style-name="Index_20_Link">1 <text:s text:c="3"/>INTRODUÇÃO<text:tab/>11</text:a></text:p>
          <text:p text:style-name="P35"><text:a xlink:type="simple" xlink:href="#__RefHeading___Toc1420_1045740432" text:style-name="Index_20_Link" text:visited-style-name="Index_20_Link">1.1 <text:s text:c="3"/>OBJETIVO GERAL<text:tab/>12</text:a></text:p>
          <text:p text:style-name="P35"><text:a xlink:type="simple" xlink:href="#__RefHeading___Toc861_229837395" text:style-name="Index_20_Link" text:visited-style-name="Index_20_Link">1.2 <text:s text:c="3"/>OBJETIVO ESPECÍFICO<text:tab/>12</text:a></text:p>
          <text:p text:style-name="P34"><text:a xlink:type="simple" xlink:href="#__RefHeading___Toc1207_1629433696" text:style-name="Index_20_Link" text:visited-style-name="Index_20_Link">2 <text:s text:c="3"/>METODOLOGIA<text:tab/>13</text:a></text:p>
          <text:p text:style-name="P34"><text:a xlink:type="simple" xlink:href="#__RefHeading___Toc1209_1629433696" text:style-name="Index_20_Link" text:visited-style-name="Index_20_Link">3 <text:s text:c="3"/>CRONOGRAMA<text:tab/>14</text:a></text:p>
          <text:p text:style-name="P34"><text:a xlink:type="simple" xlink:href="#__RefHeading___Toc1211_1629433696" text:style-name="Index_20_Link" text:visited-style-name="Index_20_Link">4 <text:s text:c="3"/>REFERÊNCIAS<text:tab/>15</text:a></text:p>
        </text:index-body>
      </text:table-of-content>
      <text:p text:style-name="P16"/>
      <text:list xml:id="list4059160318845839404" text:style-name="Outline">
        <text:list-item>
          <text:h text:style-name="P32" text:outline-level="1"><text:bookmark-start text:name="__RefHeading___Toc1199_1629433696"/>INTRODUÇÃO<text:bookmark-end text:name="__RefHeading___Toc1199_1629433696"/></text:h>
        </text:list-item>
      </text:list>
      <text:p text:style-name="Text_20_body"/>
      <text:p text:style-name="Text_20_body">-Apresente a números sobre cursos de teologia ou comente sobre a expansão dos estudos bíblicos no Brasil e no mundo (se possível usar dados)</text:p>
      <text:p text:style-name="Text_20_body">- Comente da dificuldade em utilizar aplicativos que grife e correlacione textos bíblicos como foi comentado no resumo.</text:p>
      <text:p text:style-name="Text_20_body">- Como o trabalho vai ajudar neste cenário?</text:p>
      <text:p text:style-name="Text_20_body">- Apresente os resultados obtidos de forma resumida.</text:p>
      <text:p text:style-name="Text_20_body">- A seção dos objetivos deve aparecer nesta seção </text:p>
      <text:p text:style-name="Text_20_body">- Crie uma subseção para mostrar como ficará organizado o seu documento.</text:p>
      <text:p text:style-name="Text_20_body"/>
      <text:p text:style-name="Text_20_body">O presente trabalho teve como proposta .…</text:p>
      <text:p text:style-name="Text_20_body"/>
      <text:p text:style-name="Text_20_body"/>
      <text:p text:style-name="Text_20_body"><office:annotation office:name="4"><dc:creator>Alana</dc:creator><dc:date>2017-08-31T11:43:00</dc:date><text:p>Usar sempre a terceira pessoa do singular e plural.<text:line-break/></text:p><text:p>Os verbos no passado, pois quando o documento for lido as análises e a escrita já terá sido finalizada.</text:p></office:annotation><text:span text:style-name="Fonte_20_parág._20_padrão"><text:span text:style-name="T2">Temos </text:span></text:span><office:annotation-end office:name="4"/><text:span text:style-name="Fonte_20_parág._20_padrão"><text:span text:style-name="T2">como proposta o desenvolvimento de um aplicativo web, focando na disponibilidade do serviço independente do sistema operacional, permitindo ao usuário utilizá-lo em sua totalidade de qualquer lugar e em qualquer dispositivo desde que tenha acesso a internet. No processo de desenvolvimento f</text:span></text:span><text:span text:style-name="Fonte_20_parág._20_padrão"><text:span text:style-name="T9">aremos</text:span></text:span><text:span text:style-name="Fonte_20_parág._20_padrão"><text:span text:style-name="T2"> uso das linguagens </text:span></text:span><office:annotation office:name="5"><dc:creator>Alana</dc:creator><dc:date>2017-08-31T11:52:00</dc:date><text:p>Notas de rodapé para os sites oficiais de tais tecnologias.</text:p><text:p/><text:p>No desenvolvimento vc deve justificar a escolha destas tecnologias no seu desenvolvimento</text:p></office:annotation><text:span text:style-name="Fonte_20_parág._20_padrão"><text:span text:style-name="T2">PHP</text:span></text:span><office:annotation-end office:name="5"/><text:span text:style-name="Fonte_20_parág._20_padrão"><text:span text:style-name="T2">, <text:s/>Html, JavaScript e o banco de dados MySQL, como base do núcleo para as regras de negócios usaremos o </text:span></text:span><office:annotation office:name="6"><dc:creator>Alana</dc:creator><dc:date>2017-08-31T11:51:00</dc:date><text:p>Palavras de outra língua devem aparecer em itálico.</text:p></office:annotation><text:span text:style-name="Fonte_20_parág._20_padrão"><text:span text:style-name="T2">framework </text:span></text:span><office:annotation-end office:name="6"/><text:span text:style-name="Fonte_20_parág._20_padrão"><text:span text:style-name="T2">PHP CodeIgniter, e para armazenamento das informações será usado o servidor de banco de dados <text:s/>MySQL. Desta forma teremos o custo reduzido devido ao uso de ferramentas e serviços gratuitos</text:span></text:span></text:p>
      <text:p text:style-name="Text_20_body"><text:span text:style-name="Fonte_20_parág._20_padrão"/></text:p>
      <text:p text:style-name="Text_20_body"><office:annotation office:name="10"><dc:creator>Alana</dc:creator><dc:date>2017-08-31T11:56:00</dc:date><text:p>Confusa esta sentença</text:p><text:p>Reescreva ela</text:p></office:annotation><text:span text:style-name="Fonte_20_parág._20_padrão">Existe hoje centenas de milhares de leitores da Bíblia com os perfis mais variados possíveis daqueles que a fé como leitura diária até aos que desenvolvem teorias e pensamentos, </text:span><office:annotation-end office:name="10"/><text:span text:style-name="Fonte_20_parág._20_padrão">seja o motivo a fé ou razão, usando um site, um livro, um aplicativo para celular ou um programa de computador, por alguma razão muitos a leem, mas </text:span><text:soft-page-break/><text:span text:style-name="Fonte_20_parág._20_padrão">com essa diversidade de público existe algo em comum entre eles e as tecnologias disponíveis não atendem de forma única e abrangente a todas elas. Baseando nas versões disponíveis da Bíblia hoje, podemos fazer s seguinte pergunta: por que alguém usaria este aplicativo web da Bíblia ? Quais as vantagens que teriam ?</text:span></text:p>
      <text:p text:style-name="Text_20_body"><text:span text:style-name="Fonte_20_parág._20_padrão"/></text:p>
      <text:p text:style-name="P14"><text:span text:style-name="Fonte_20_parág._20_padrão">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span></text:p>
      <text:list xml:id="list190310734137248" text:continue-numbering="true" text:style-name="Outline">
        <text:list-item>
          <text:list>
            <text:list-item>
              <text:h text:style-name="P29" text:outline-level="2"><text:bookmark-start text:name="__RefHeading___Toc1420_1045740432"/>OBJETIVO GERAL<text:bookmark-end text:name="__RefHeading___Toc1420_1045740432"/></text:h>
            </text:list-item>
          </text:list>
        </text:list-item>
      </text:list>
      <text:p text:style-name="Text_20_body"/>
      <text:p text:style-name="Text_20_body">Disponibilizar aos usuários uma ferramenta que os auxilie no desenvolvimento de pesquisas e compartilhamento dos seus conhecimentos sobre os estudos de textos bíblicos.</text:p>
      <text:p text:style-name="Text_20_body"/>
      <text:list xml:id="list190311413241205" text:continue-numbering="true" text:style-name="Outline">
        <text:list-item>
          <text:list>
            <text:list-item>
              <text:h text:style-name="P30" text:outline-level="2"><text:bookmark-start text:name="__RefHeading___Toc861_229837395"/><text:span text:style-name="Fonte_20_parág._20_padrão"><text:span text:style-name="T2">OBJETIVO </text:span></text:span><office:annotation office:name="7"><dc:creator>Alana</dc:creator><dc:date>2017-08-31T11:54:00</dc:date><text:p>Pense nos objetivos específicos como subtarefas para alcançar o objetivo geral.</text:p></office:annotation><text:span text:style-name="Fonte_20_parág._20_padrão"><text:span text:style-name="T2">ESPECÍFICO</text:span></text:span><office:annotation-end office:name="7"/><text:bookmark-end text:name="__RefHeading___Toc861_229837395"/></text:h>
            </text:list-item>
          </text:list>
        </text:list-item>
      </text:list>
      <text:list xml:id="list8634819314070598639" text:style-name="L1">
        <text:list-header>
          <text:p text:style-name="P25"><text:span text:style-name="Fonte_20_parág._20_padrão"><text:span text:style-name="T2"/></text:span></text:p>
        </text:list-header>
        <text:list-item>
          <text:p text:style-name="P25"><text:span text:style-name="Fonte_20_parág._20_padrão"><text:span text:style-name="T2">Investigas e procurar ferramentas que auxilie estudantes, pesquisadores e qualquer pessoa que se interesse pelo assunto na literatura e no mercado de </text:span></text:span><text:span text:style-name="Fonte_20_parág._20_padrão"><text:span text:style-name="T7">software</text:span></text:span><text:span text:style-name="Fonte_20_parág._20_padrão"><text:span text:style-name="T2">.</text:span></text:span></text:p>
        </text:list-item>
        <text:list-item>
          <text:p text:style-name="P25"/>
        </text:list-item>
        <text:list-item>
          <text:p text:style-name="P25"><office:annotation office:name="8"><dc:creator>Alana</dc:creator><dc:date>2017-08-31T11:54:00</dc:date><text:p>Não é objetivo especifico</text:p></office:annotation>Proporcionando a interatividade entre usuários e agregar valores a comunidade teológica.</text:p>
        </text:list-item>
        <text:list-item>
          <text:p text:style-name="P25"><text:span text:style-name="Fonte_20_parág._20_padrão"><text:span text:style-name="T2">Centralizar e disponibilizar conteúdos relacionados ao assunto.</text:span></text:span><office:annotation-end office:name="8"/></text:p>
        </text:list-item>
      </text:list>
      <text:list xml:id="list190311433400080" text:continue-list="list190311413241205" text:style-name="Outline">
        <text:list-item>
          <text:h text:style-name="Heading_20_1" text:outline-level="1"><text:bookmark-start text:name="__RefHeading___Toc1207_1629433696"/><text:soft-page-break/><office:annotation office:name="12"><dc:creator>Alana</dc:creator><dc:date>2017-08-31T11:59:00</dc:date><text:p>Conversar sobre a metodologia</text:p></office:annotation>METODOLOGIA<office:annotation-end office:name="12"/><text:bookmark-end text:name="__RefHeading___Toc1207_1629433696"/></text:h>
        </text:list-item>
      </text:list>
      <text:p text:style-name="Text_20_body"/>
      <text:p text:style-name="Text_20_body"><office:annotation office:name="13"><dc:creator>Alana</dc:creator><dc:date>2017-08-31T11:57:00</dc:date><text:p>No momento da leitura do seu TCC isto já terá sido feito. Verbos no passado.</text:p></office:annotation><text:span text:style-name="Fonte_20_parág._20_padrão"><text:span text:style-name="T2">Será </text:span></text:span><office:annotation-end office:name="13"/><text:span text:style-name="Fonte_20_parág._20_padrão"><text:span text:style-name="T2">realizado entrevistas com pessoas que tenha um perfil em potencial ser um usuário avançado do sistema e que sejam especialistas nos assuntos de desenvolvimentos de estudos, sermões e esboços bíblicos, objetivando a análise de pré requisitos para elaboração da estrutura do sistema visando um melhor planejamento do projeto. Na criação do sistema faremos uso de ferramentas gratuitas para diminuir custos no projeto, para desenvolver o núcleo do sistema utilizaremos o Framework CodeIgniter escrito em PHP visando um melhor custo benefício no que diz respeito a disponibilidade do sistema, como banco de dados para armazenamento das informações que serão geradas pela comunidade de usuário, escolhemos o Mysql Server, por também ser uma ferramenta gratuita e apresentar um grande nível de integração com o PHP e um bom gerenciamento de memória e para a criação do design das telas, que será a interface por onde os usuários irão interagir com o sistema, escolhemos o Framework Bootstrap.</text:span></text:span></text:p>
      <text:p text:style-name="Text_20_body"/>
      <text:list xml:id="list190312246396539" text:continue-numbering="true" text:style-name="Outline">
        <text:list-item>
          <text:h text:style-name="P31" text:outline-level="1"><text:bookmark-start text:name="__RefHeading___Toc1209_1629433696"/>CRONOGRAMA<text:bookmark-end text:name="__RefHeading___Toc1209_1629433696"/></text:h>
        </text:list-item>
      </text:list>
      <text:p text:style-name="Text_20_body"/>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Text_20_body"/>
          </table:table-cell>
          <table:table-cell table:style-name="Tabela1.A1" office:value-type="string">
            <text:p text:style-name="Text_20_body">Atividades</text:p>
          </table:table-cell>
          <table:table-cell table:style-name="Tabela1.A1" office:value-type="string">
            <text:p text:style-name="Text_20_body">15 a 31</text:p>
            <text:p text:style-name="Text_20_body">de</text:p>
            <text:p text:style-name="Text_20_body">agosto/17</text:p>
          </table:table-cell>
          <table:table-cell table:style-name="Tabela1.A1" office:value-type="string">
            <text:p text:style-name="Text_20_body">01 a 14</text:p>
            <text:p text:style-name="Text_20_body">de setembro/17</text:p>
          </table:table-cell>
          <table:table-cell table:style-name="Tabela1.A1" office:value-type="string">
            <text:p text:style-name="Text_20_body">15 a 30</text:p>
            <text:p text:style-name="Text_20_body">de setembro/17</text:p>
          </table:table-cell>
          <table:table-cell table:style-name="Tabela1.A1" office:value-type="string">
            <text:p text:style-name="Text_20_body">01 a 15</text:p>
            <text:p text:style-name="Text_20_body">de outubro/17</text:p>
          </table:table-cell>
        </table:table-row>
        <table:table-row table:style-name="Tabela1.2">
          <table:table-cell table:style-name="Tabela1.A1" office:value-type="string">
            <text:p text:style-name="Text_20_body">1</text:p>
          </table:table-cell>
          <table:table-cell table:style-name="Tabela1.A1" office:value-type="string">
            <text:p text:style-name="Text_20_body">Levantamento da literatura</text:p>
          </table:table-cell>
          <table:table-cell table:style-name="Tabela1.A1" office:value-type="string">
            <text:p text:style-name="Text_20_body">X</text:p>
          </table:table-cell>
          <table:table-cell table:style-name="Tabela1.A1" office:value-type="string">
            <text:p text:style-name="Text_20_body"><text:s/></text:p>
          </table:table-cell>
          <table:table-cell table:style-name="Tabela1.A1" office:value-type="string">
            <text:p text:style-name="Text_20_body"><text:s/></text:p>
          </table:table-cell>
          <table:table-cell table:style-name="Tabela1.A1" office:value-type="string">
            <text:p text:style-name="Text_20_body"/>
          </table:table-cell>
        </table:table-row>
        <table:table-row table:style-name="Tabela1.3">
          <table:table-cell table:style-name="Tabela1.A1" office:value-type="string">
            <text:p text:style-name="Text_20_body">2</text:p>
          </table:table-cell>
          <table:table-cell table:style-name="Tabela1.A1" office:value-type="string">
            <text:p text:style-name="Text_20_body">Elaboração do projeto</text:p>
          </table:table-cell>
          <table:table-cell table:style-name="Tabela1.A1" office:value-type="string">
            <text:p text:style-name="Text_20_body"><text:s/>X</text:p>
          </table:table-cell>
          <table:table-cell table:style-name="Tabela1.A1" office:value-type="string">
            <text:p text:style-name="Text_20_body">X</text:p>
          </table:table-cell>
          <table:table-cell table:style-name="Tabela1.A1" office:value-type="string">
            <text:p text:style-name="Text_20_body"/>
          </table:table-cell>
          <table:table-cell table:style-name="Tabela1.A1" office:value-type="string">
            <text:p text:style-name="Text_20_body"/>
          </table:table-cell>
        </table:table-row>
        <table:table-row table:style-name="Tabela1.4">
          <table:table-cell table:style-name="Tabela1.A1" office:value-type="string">
            <text:p text:style-name="Text_20_body">3</text:p>
          </table:table-cell>
          <table:table-cell table:style-name="Tabela1.A1" office:value-type="string">
            <text:p text:style-name="Text_20_body">Envio para correção</text:p>
          </table:table-cell>
          <table:table-cell table:style-name="Tabela1.A1" office:value-type="string">
            <text:p text:style-name="Text_20_body"/>
          </table:table-cell>
          <table:table-cell table:style-name="Tabela1.A1" office:value-type="string">
            <text:p text:style-name="Text_20_body"><text:s/>X</text:p>
          </table:table-cell>
          <table:table-cell table:style-name="Tabela1.A1" office:value-type="string">
            <text:p text:style-name="Text_20_body">X</text:p>
          </table:table-cell>
          <table:table-cell table:style-name="Tabela1.A1" office:value-type="string">
            <text:p text:style-name="Text_20_body">X</text:p>
          </table:table-cell>
        </table:table-row>
        <table:table-row table:style-name="Tabela1.5">
          <table:table-cell table:style-name="Tabela1.A1" office:value-type="string">
            <text:p text:style-name="Text_20_body">4</text:p>
          </table:table-cell>
          <table:table-cell table:style-name="Tabela1.A1" office:value-type="string">
            <text:p text:style-name="Text_20_body">Coleta dos dados</text:p>
          </table:table-cell>
          <table:table-cell table:style-name="Tabela1.A1" office:value-type="string">
            <text:p text:style-name="Text_20_body"/>
          </table:table-cell>
          <table:table-cell table:style-name="Tabela1.A1" office:value-type="string">
            <text:p text:style-name="Text_20_body">X</text:p>
          </table:table-cell>
          <table:table-cell table:style-name="Tabela1.A1" office:value-type="string">
            <text:p text:style-name="Text_20_body">X</text:p>
          </table:table-cell>
          <table:table-cell table:style-name="Tabela1.A1" office:value-type="string">
            <text:p text:style-name="Text_20_body"/>
          </table:table-cell>
        </table:table-row>
        <table:table-row table:style-name="Tabela1.6">
          <table:table-cell table:style-name="Tabela1.A1" office:value-type="string">
            <text:p text:style-name="Text_20_body">5</text:p>
          </table:table-cell>
          <table:table-cell table:style-name="Tabela1.A1" office:value-type="string">
            <text:p text:style-name="Text_20_body">Tratamento dos dados</text:p>
          </table:table-cell>
          <table:table-cell table:style-name="Tabela1.A1" office:value-type="string">
            <text:p text:style-name="Text_20_body"/>
          </table:table-cell>
          <table:table-cell table:style-name="Tabela1.A1" office:value-type="string">
            <text:p text:style-name="Text_20_body">X</text:p>
          </table:table-cell>
          <table:table-cell table:style-name="Tabela1.A1" office:value-type="string">
            <text:p text:style-name="Text_20_body">X</text:p>
          </table:table-cell>
          <table:table-cell table:style-name="Tabela1.A1" office:value-type="string">
            <text:p text:style-name="Text_20_body"/>
          </table:table-cell>
        </table:table-row>
        <table:table-row table:style-name="Tabela1.7">
          <table:table-cell table:style-name="Tabela1.A1" office:value-type="string">
            <text:p text:style-name="Text_20_body">6</text:p>
          </table:table-cell>
          <table:table-cell table:style-name="Tabela1.A1" office:value-type="string">
            <text:p text:style-name="Text_20_body">Elaboração do relatório final</text:p>
          </table:table-cell>
          <table:table-cell table:style-name="Tabela1.A1" office:value-type="string">
            <text:p text:style-name="Text_20_body"/>
          </table:table-cell>
          <table:table-cell table:style-name="Tabela1.A1" office:value-type="string">
            <text:p text:style-name="Text_20_body"/>
          </table:table-cell>
          <table:table-cell table:style-name="Tabela1.A1" office:value-type="string">
            <text:p text:style-name="Text_20_body">X</text:p>
          </table:table-cell>
          <table:table-cell table:style-name="Tabela1.A1" office:value-type="string">
            <text:p text:style-name="Text_20_body">X</text:p>
          </table:table-cell>
        </table:table-row>
        <table:table-row table:style-name="Tabela1.8">
          <table:table-cell table:style-name="Tabela1.A1" office:value-type="string">
            <text:p text:style-name="Text_20_body">7</text:p>
          </table:table-cell>
          <table:table-cell table:style-name="Tabela1.A1" office:value-type="string">
            <text:p text:style-name="Text_20_body">Entrega do trabalho</text:p>
          </table:table-cell>
          <table:table-cell table:style-name="Tabela1.A1" office:value-type="string">
            <text:p text:style-name="Text_20_body"/>
          </table:table-cell>
          <table:table-cell table:style-name="Tabela1.A1" office:value-type="string">
            <text:p text:style-name="Text_20_body"/>
          </table:table-cell>
          <table:table-cell table:style-name="Tabela1.A1" office:value-type="string">
            <text:p text:style-name="Text_20_body"/>
          </table:table-cell>
          <table:table-cell table:style-name="Tabela1.A1" office:value-type="string">
            <text:p text:style-name="Text_20_body">X</text:p>
          </table:table-cell>
        </table:table-row>
      </table:table>
      <text:list xml:id="list190311241389560" text:continue-numbering="true" text:style-name="Outline">
        <text:list-item>
          <text:h text:style-name="P31" text:outline-level="1"><text:bookmark-start text:name="__RefHeading___Toc1211_1629433696"/>REFERÊNCIAS<text:bookmark-end text:name="__RefHeading___Toc1211_1629433696"/></text:h>
        </text:list-item>
      </text:list>
      <text:p text:style-name="Text_20_body"/>
      <text:list xml:id="list885933724706946726" text:style-name="L2">
        <text:list-item>
          <text:p text:style-name="P26"><text:span text:style-name="Fonte_20_parág._20_padrão"><text:span text:style-name="T2">BENEDITO, Carlos Sica. </text:span></text:span><text:span text:style-name="Fonte_20_parág._20_padrão"><text:span text:style-name="T8">PHP Com Tudo</text:span></text:span><text:span text:style-name="Fonte_20_parág._20_padrão"><text:span text:style-name="T2">. Editora Ciência Moderna Ltda. 1ª ed. Rio de Janeiro, 2011.</text:span></text:span></text:p>
        </text:list-item>
        <text:list-item>
          <text:p text:style-name="P26"><text:span text:style-name="Fonte_20_parág._20_padrão"><text:span text:style-name="T2">GABARDO, Ademir Cristiano.</text:span></text:span><text:span text:style-name="Fonte_20_parág._20_padrão"><text:span text:style-name="T8"> PHP e MVC com CodeIgniter</text:span></text:span><text:span text:style-name="Fonte_20_parág._20_padrão"><text:span text:style-name="T2">. Novatec Editora Ltda. 1ª ed. São Paulo, Novembro de 2012.</text:span></text:span></text:p>
        </text:list-item>
        <text:list-item>
          <text:p text:style-name="P26"><text:span text:style-name="Fonte_20_parág._20_padrão"><text:span text:style-name="T2">Portal Wikipédia. </text:span></text:span><text:span text:style-name="Fonte_20_parág._20_padrão"><text:span text:style-name="T8">Bíblia</text:span></text:span><text:span text:style-name="Fonte_20_parág._20_padrão"><text:span text:style-name="T2">, Disponível em: <text:s/>&lt;http://pt.wikipedia.org/wiki/Bíblia&gt; Acesso em 18 de novembro de 2014</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2cm" loext:contextual-spacing="false" fo:text-align="center" style:justify-single-word="false" fo:hyphenation-ladder-count="no-limit" style:page-number="auto" text:number-lines="false" text:line-number="0">
        <style:tab-stops/>
      </style:paragraph-properties>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3">
      <style:header>
        <text:p text:style-name="MP1"><text:page-number text:select-page="current">15</text:page-number></text:p>
      </style:head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44</meta:editing-cycles>
    <meta:editing-duration>PT3H58M53S</meta:editing-duration>
    <dc:date>2017-09-16T19:03:10.596280707</dc:date>
    <dc:creator>Everson Teixeira</dc:creator>
    <meta:printed-by>Everson Teixeira</meta:printed-by>
    <meta:print-date>2017-09-11T21:52:48.256695031</meta:print-date>
    <meta:document-statistic meta:table-count="1" meta:image-count="0" meta:object-count="0" meta:page-count="17" meta:paragraph-count="103" meta:word-count="1124" meta:character-count="7293" meta:non-whitespace-character-count="6226"/>
    <meta:template xlink:type="simple" xlink:actuate="onRequest" xlink:title="" xlink:href="Normal"/>
  </office:meta>
</office:document-meta>
</file>